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00ff00" draw:textarea-vertical-align="middle" draw:auto-grow-height="false" fo:min-height="0.749cm" fo:min-width="0.499cm"/>
    </style:style>
    <style:style style:name="gr3" style:family="graphic" style:parent-style-name="standard">
      <style:graphic-properties draw:fill="solid" draw:fill-color="#ffff00" draw:textarea-vertical-align="middle" draw:auto-grow-height="false" fo:min-height="0.749cm" fo:min-width="0.499cm"/>
    </style:style>
    <style:style style:name="gr4" style:family="graphic" style:parent-style-name="standard">
      <style:graphic-properties draw:fill="solid" draw:fill-color="#ff3333" draw:textarea-vertical-align="middle" draw:auto-grow-height="false" fo:min-height="0.749cm" fo:min-width="0.499cm"/>
    </style:style>
    <style:style style:name="gr5" style:family="graphic" style:parent-style-name="standard">
      <style:graphic-properties draw:fill="solid" draw:fill-color="#b3b3b3" draw:textarea-vertical-align="middle" draw:auto-grow-height="false" fo:min-height="0.749cm" fo:min-width="0.499cm"/>
    </style:style>
    <style:style style:name="gr6" style:family="graphic" style:parent-style-name="standard">
      <style:graphic-properties draw:fill="solid" draw:fill-color="#00ff00" draw:textarea-horizontal-align="center" draw:textarea-vertical-align="middle"/>
    </style:style>
    <style:style style:name="gr7" style:family="graphic" style:parent-style-name="standard">
      <style:graphic-properties draw:stroke="none" svg:stroke-color="#000000" draw:fill="none" draw:fill-color="#ffffff" fo:min-height="0.5cm"/>
    </style:style>
    <style:style style:name="gr8" style:family="graphic" style:parent-style-name="standard">
      <style:graphic-properties draw:fill="solid" draw:fill-color="#ffffff" draw:textarea-horizontal-align="center" draw:textarea-vertical-align="middle"/>
    </style:style>
    <style:style style:name="gr9" style:family="graphic" style:parent-style-name="standard">
      <style:graphic-properties svg:stroke-width="0cm" draw:marker-start-width="0.2cm" draw:marker-end-width="0.2cm" draw:fill="solid" draw:fill-color="#ffffff" draw:textarea-horizontal-align="center" draw:textarea-vertical-align="middle" fo:padding-top="0.125cm" fo:padding-bottom="0.125cm" fo:padding-left="0.25cm" fo:padding-right="0.25cm"/>
    </style:style>
    <style:style style:name="gr10" style:family="graphic" style:parent-style-name="standard">
      <style:graphic-properties draw:fill="solid" draw:fill-color="#00ff00" draw:textarea-horizontal-align="justify" draw:textarea-vertical-align="middle" draw:auto-grow-height="false" fo:min-height="0cm" fo:min-width="0cm" fo:wrap-option="no-wrap"/>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standard">
      <style:graphic-properties draw:fill="solid" draw:fill-color="#ff0000" draw:textarea-vertical-align="middle" draw:auto-grow-height="false" fo:min-height="0.749cm" fo:min-width="0.499cm"/>
    </style:style>
    <style:style style:name="gr13" style:family="graphic" style:parent-style-name="standard">
      <style:graphic-properties draw:fill="solid" draw:fill-color="#ff0000" draw:textarea-horizontal-align="justify" draw:textarea-vertical-align="middle" draw:auto-grow-height="false" fo:min-height="0cm" fo:min-width="0cm" fo:wrap-option="no-wrap"/>
    </style:style>
    <style:style style:name="gr14" style:family="graphic" style:parent-style-name="standard">
      <style:graphic-properties draw:fill="solid" draw:fill-color="#cccccc" draw:textarea-horizontal-align="justify" draw:textarea-vertical-align="middle" draw:auto-grow-height="false"/>
    </style:style>
    <style:style style:name="P1" style:family="paragraph">
      <style:paragraph-properties fo:text-align="center"/>
      <style:text-properties fo:font-weight="bold" style:font-weight-asian="bold" style:font-weight-complex="bold"/>
    </style:style>
    <style:style style:name="P2" style:family="paragraph">
      <style:paragraph-properties fo:text-align="center"/>
    </style:style>
    <style:style style:name="P3" style:family="paragraph">
      <style:text-properties fo:font-size="14pt" fo:font-weight="bold" style:font-size-asian="14pt" style:font-weight-asian="bold" style:font-size-complex="14pt" style:font-weight-complex="bold"/>
    </style:style>
    <style:style style:name="P4" style:family="paragraph">
      <style:text-properties fo:font-size="12pt" fo:font-weight="bold" style:font-size-asian="12pt" style:font-weight-asian="bold" style:font-size-complex="12pt" style:font-weight-complex="bold"/>
    </style:style>
    <style:style style:name="P5" style:family="paragraph">
      <style:paragraph-properties fo:text-align="center"/>
      <style:text-properties fo:font-size="14pt" fo:font-weight="bold" style:font-size-asian="14pt" style:font-weight-asian="bold" style:font-size-complex="14pt" style:font-weight-complex="bold"/>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2pt" fo:font-style="italic" fo:font-weight="bold" style:font-size-asian="12pt" style:font-style-asian="italic" style:font-weight-asian="bold" style:font-size-complex="12pt" style:font-style-complex="italic"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4pt" fo:font-weight="bold" style:font-size-asian="14pt" style:font-weight-asian="bold" style:font-size-complex="1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custom-shape draw:style-name="gr1" draw:text-style-name="P1" draw:layer="layout" svg:width="1.5cm" svg:height="1cm" svg:x="36.75cm" svg:y="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5cm" svg:height="1.25cm" draw:transform="rotate (1.5707963267946) translate (39.75cm 19.5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3" draw:text-style-name="P2" draw:layer="layout" svg:width="1.5cm" svg:height="1.25cm" draw:transform="rotate (1.5707963267946) translate (40.75cm 19.5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1.5cm" svg:height="1.25cm" draw:transform="rotate (1.5707963267946) translate (39.75cm 22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3" draw:text-style-name="P2" draw:layer="layout" svg:width="1.5cm" svg:height="1.25cm" draw:transform="rotate (1.5707963267946) translate (40.75cm 22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4" draw:text-style-name="P2" draw:layer="layout" svg:width="1.5cm" svg:height="1.25cm" draw:transform="rotate (1.5707963267946) translate (41.75cm 22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1.5cm" svg:height="1.25cm" draw:transform="rotate (1.5707963267946) translate (39.75cm 17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5" draw:text-style-name="P2" draw:layer="layout" svg:width="1cm" svg:height="1cm" draw:transform="rotate (1.5707963267946) translate (36.5cm 17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rect draw:style-name="gr6" draw:text-style-name="P2" draw:layer="layout" svg:width="1.25cm" svg:height="1cm" svg:x="37.75cm" svg:y="17cm">
          <text:p/>
        </draw:rect>
        <draw:g>
          <draw:frame draw:style-name="gr7" draw:text-style-name="P3" draw:layer="layout" svg:width="6cm" svg:height="1.28cm" svg:x="9cm" svg:y="6.5cm">
            <draw:text-box>
              <text:p text:style-name="P2"><text:span text:style-name="T1">Step 2</text:span></text:p>
              <text:p text:style-name="P2"><text:span text:style-name="T2">SelectAsset “UseCase”</text:span></text:p>
            </draw:text-box>
          </draw:frame>
          <draw:frame draw:style-name="gr7" draw:text-style-name="P4" draw:layer="layout" svg:width="4cm" svg:height="0.75cm" svg:x="4cm" svg:y="4cm">
            <draw:text-box>
              <text:p><text:span text:style-name="T3">ExportModel</text:span></text:p>
            </draw:text-box>
          </draw:frame>
          <draw:g>
            <draw:frame draw:style-name="gr7" draw:text-style-name="P5" draw:layer="layout" svg:width="4.5cm" svg:height="1.28cm" svg:x="1.6cm" svg:y="6.5cm">
              <draw:text-box>
                <text:p text:style-name="P2"><text:span text:style-name="T1">Step 1</text:span></text:p>
                <text:p text:style-name="P2"><text:span text:style-name="T2">SelectBaseProduct</text:span></text:p>
              </draw:text-box>
            </draw:frame>
            <draw:rect draw:style-name="gr8" draw:text-style-name="P2" draw:layer="layout" svg:width="7cm" svg:height="4.5cm" svg:x="0.3cm" svg:y="1.82cm">
              <text:p/>
            </draw:rect>
            <draw:frame draw:style-name="gr7" draw:text-style-name="P4" draw:layer="layout" svg:width="3cm" svg:height="0.75cm" svg:x="0.6cm" svg:y="2cm">
              <draw:text-box>
                <text:p><text:span text:style-name="T3">SPLModel</text:span></text:p>
              </draw:text-box>
            </draw:frame>
            <draw:frame draw:style-name="gr7" draw:text-style-name="P4" draw:layer="layout" svg:width="3.5cm" svg:height="0.75cm" svg:x="0.6cm" svg:y="4cm">
              <draw:text-box>
                <text:p><text:span text:style-name="T3">InstanceModel</text:span></text:p>
              </draw:text-box>
            </draw:frame>
            <draw:frame draw:style-name="gr7" draw:text-style-name="P3" draw:layer="layout" svg:width="4.5cm" svg:height="0.806cm" svg:x="0.6cm" svg:y="1cm">
              <draw:text-box>
                <text:p><text:span text:style-name="T4">Base Product</text:span></text:p>
              </draw:text-box>
            </draw:frame>
            <draw:rect draw:style-name="gr8" draw:text-style-name="P2" draw:layer="layout" svg:width="2.5cm" svg:height="1cm" svg:x="0.6cm" svg:y="4.568cm">
              <text:p/>
            </draw:rect>
            <draw:rect draw:style-name="gr8" draw:text-style-name="P2" draw:layer="layout" svg:width="2.5cm" svg:height="1cm" svg:x="0.6cm" svg:y="2.568cm">
              <text:p/>
            </draw:rect>
            <draw:frame draw:style-name="gr7" draw:text-style-name="P4" draw:layer="layout" svg:width="2.685cm" svg:height="0.75cm" svg:x="4.1cm" svg:y="1.694cm">
              <draw:text-box>
                <text:p><text:span text:style-name="T3">Assets</text:span></text:p>
              </draw:text-box>
            </draw:frame>
            <draw:rect draw:style-name="gr9" draw:text-style-name="P2" draw:layer="layout" svg:width="2.7cm" svg:height="1.682cm" svg:x="4.1cm" svg:y="2.318cm">
              <text:p/>
            </draw:rect>
            <draw:rect draw:style-name="gr9" draw:text-style-name="P2" draw:layer="layout" svg:width="2.7cm" svg:height="1.376cm" svg:x="4.1cm" svg:y="4.624cm">
              <text:p/>
            </draw:rect>
          </draw:g>
          <draw:g>
            <draw:rect draw:style-name="gr8" draw:text-style-name="P2" draw:layer="layout" svg:width="8cm" svg:height="4.5cm" svg:x="8cm" svg:y="1.82cm">
              <text:p/>
            </draw:rect>
            <draw:frame draw:style-name="gr7" draw:text-style-name="P4" draw:layer="layout" svg:width="3cm" svg:height="0.75cm" svg:x="8.3cm" svg:y="2cm">
              <draw:text-box>
                <text:p><text:span text:style-name="T3">SPLModel</text:span></text:p>
              </draw:text-box>
            </draw:frame>
            <draw:frame draw:style-name="gr7" draw:text-style-name="P4" draw:layer="layout" svg:width="3.5cm" svg:height="0.75cm" svg:x="8.3cm" svg:y="4cm">
              <draw:text-box>
                <text:p><text:span text:style-name="T3">InstanceModel</text:span></text:p>
              </draw:text-box>
            </draw:frame>
            <draw:frame draw:style-name="gr7" draw:text-style-name="P3" draw:layer="layout" svg:width="4.5cm" svg:height="0.806cm" svg:x="8.3cm" svg:y="1cm">
              <draw:text-box>
                <text:p><text:span text:style-name="T4">Product '</text:span></text:p>
              </draw:text-box>
            </draw:frame>
            <draw:rect draw:style-name="gr8" draw:text-style-name="P2" draw:layer="layout" svg:width="2.5cm" svg:height="1cm" svg:x="8.3cm" svg:y="4.568cm">
              <text:p/>
            </draw:rect>
            <draw:rect draw:style-name="gr8" draw:text-style-name="P2" draw:layer="layout" svg:width="2.5cm" svg:height="1cm" svg:x="8.3cm" svg:y="2.568cm">
              <text:p/>
            </draw:rect>
            <draw:custom-shape draw:style-name="gr2" draw:text-style-name="P2" draw:layer="layout" svg:width="1cm" svg:height="1cm" draw:transform="rotate (1.5707963267946) translate (8.3cm 3.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1cm" svg:height="1cm" draw:transform="rotate (1.5707963267946) translate (8.3cm 5.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7" draw:text-style-name="P4" draw:layer="layout" svg:width="2.685cm" svg:height="0.75cm" svg:x="11.82cm" svg:y="1.77cm">
              <draw:text-box>
                <text:p><text:span text:style-name="T3">Assets</text:span></text:p>
              </draw:text-box>
            </draw:frame>
            <draw:rect draw:style-name="gr9" draw:text-style-name="P2" draw:layer="layout" svg:width="3.856cm" svg:height="1.682cm" svg:x="11.8cm" svg:y="2.318cm">
              <text:p/>
            </draw:rect>
            <draw:custom-shape draw:style-name="gr10" draw:text-style-name="P5" draw:layer="layout" svg:width="1.798cm" svg:height="0.807cm" svg:x="11.8cm" svg:y="2.5cm">
              <text:p text:style-name="P2"><text:span text:style-name="T4">UC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4" draw:layer="layout" svg:width="4cm" svg:height="0.75cm" svg:x="11.8cm" svg:y="4cm">
              <draw:text-box>
                <text:p><text:span text:style-name="T3">ExportModel</text:span></text:p>
              </draw:text-box>
            </draw:frame>
            <draw:rect draw:style-name="gr9" draw:text-style-name="P2" draw:layer="layout" svg:width="3.856cm" svg:height="1.376cm" svg:x="11.8cm" svg:y="4.624cm">
              <text:p/>
            </draw:rect>
            <draw:frame draw:style-name="gr7" draw:text-style-name="P4" draw:layer="layout" svg:width="4cm" svg:height="0.75cm" svg:x="4cm" svg:y="4cm">
              <draw:text-box>
                <text:p><text:span text:style-name="T3">ExportModel</text:span></text:p>
              </draw:text-box>
            </draw:frame>
          </draw:g>
          <draw:custom-shape draw:style-name="gr11" draw:text-style-name="P2" draw:layer="layout" svg:width="0.5cm" svg:height="0.5cm" svg:x="16.2cm" svg:y="3.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7" draw:text-style-name="P3" draw:layer="layout" svg:width="7cm" svg:height="1.28cm" svg:x="26cm" svg:y="6.5cm">
              <draw:text-box>
                <text:p text:style-name="P2"><text:span text:style-name="T1">Step 4</text:span></text:p>
                <text:p text:style-name="P2"><text:span text:style-name="T2">SelectAsset “BusinessProcess”</text:span></text:p>
              </draw:text-box>
            </draw:frame>
            <draw:g>
              <draw:rect draw:style-name="gr8" draw:text-style-name="P2" draw:layer="layout" svg:width="8cm" svg:height="4.5cm" svg:x="25.5cm" svg:y="1.82cm">
                <text:p/>
              </draw:rect>
              <draw:frame draw:style-name="gr7" draw:text-style-name="P4" draw:layer="layout" svg:width="3cm" svg:height="0.75cm" svg:x="25.8cm" svg:y="2cm">
                <draw:text-box>
                  <text:p><text:span text:style-name="T3">SPLModel</text:span></text:p>
                </draw:text-box>
              </draw:frame>
              <draw:frame draw:style-name="gr7" draw:text-style-name="P4" draw:layer="layout" svg:width="3.5cm" svg:height="0.75cm" svg:x="25.8cm" svg:y="4cm">
                <draw:text-box>
                  <text:p><text:span text:style-name="T3">InstanceModel</text:span></text:p>
                </draw:text-box>
              </draw:frame>
              <draw:frame draw:style-name="gr7" draw:text-style-name="P3" draw:layer="layout" svg:width="4.5cm" svg:height="0.806cm" svg:x="25.8cm" svg:y="1cm">
                <draw:text-box>
                  <text:p><text:span text:style-name="T4">Product '</text:span></text:p>
                </draw:text-box>
              </draw:frame>
              <draw:rect draw:style-name="gr8" draw:text-style-name="P2" draw:layer="layout" svg:width="2.5cm" svg:height="1cm" svg:x="25.8cm" svg:y="4.568cm">
                <text:p/>
              </draw:rect>
              <draw:rect draw:style-name="gr8" draw:text-style-name="P2" draw:layer="layout" svg:width="2.5cm" svg:height="1cm" svg:x="25.8cm" svg:y="2.568cm">
                <text:p/>
              </draw:rect>
              <draw:custom-shape draw:style-name="gr2" draw:text-style-name="P2" draw:layer="layout" svg:width="1cm" svg:height="1cm" draw:transform="rotate (1.5707963267946) translate (25.8cm 3.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1cm" svg:height="1cm" draw:transform="rotate (1.5707963267946) translate (25.8cm 5.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7" draw:text-style-name="P4" draw:layer="layout" svg:width="2.685cm" svg:height="0.75cm" svg:x="29.3cm" svg:y="1.694cm">
                <draw:text-box>
                  <text:p><text:span text:style-name="T3">Assets</text:span></text:p>
                </draw:text-box>
              </draw:frame>
              <draw:rect draw:style-name="gr9" draw:text-style-name="P2" draw:layer="layout" svg:width="3.856cm" svg:height="1.682cm" svg:x="29.3cm" svg:y="2.318cm">
                <text:p/>
              </draw:rect>
              <draw:custom-shape draw:style-name="gr10" draw:text-style-name="P5" draw:layer="layout" svg:width="1.798cm" svg:height="0.807cm" svg:x="29.3cm" svg:y="2.5cm">
                <text:p text:style-name="P2"><text:span text:style-name="T4">UC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4" draw:layer="layout" svg:width="4cm" svg:height="0.75cm" svg:x="29.3cm" svg:y="4cm">
                <draw:text-box>
                  <text:p><text:span text:style-name="T3">ExportModel</text:span></text:p>
                </draw:text-box>
              </draw:frame>
              <draw:rect draw:style-name="gr9" draw:text-style-name="P2" draw:layer="layout" svg:width="3.856cm" svg:height="1.376cm" svg:x="29.3cm" svg:y="4.624cm">
                <text:p/>
              </draw:rect>
              <draw:custom-shape draw:style-name="gr12" draw:text-style-name="P2" draw:layer="layout" svg:width="1cm" svg:height="1cm" draw:transform="rotate (1.5707963267946) translate (26.6cm 3.63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2" draw:text-style-name="P2" draw:layer="layout" svg:width="1cm" svg:height="1cm" draw:transform="rotate (1.5707963267946) translate (26.6cm 5.57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5" draw:layer="layout" svg:width="1.668cm" svg:height="1.125cm" svg:x="31.332cm" svg:y="2.695cm">
                <text:p text:style-name="P2"><text:span text:style-name="T4">BP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0" draw:text-style-name="P5" draw:layer="layout" svg:width="3.7cm" svg:height="0.807cm" svg:x="29.3cm" svg:y="4.78cm">
              <text:p text:style-name="P2"><text:span text:style-name="T4">UcmToXM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1" draw:text-style-name="P2" draw:layer="layout" svg:width="0.5cm" svg:height="0.5cm" svg:x="25cm" svg:y="3.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 draw:layer="layout" svg:width="0.5cm" svg:height="0.5cm" svg:x="7.35cm" svg:y="3.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rect draw:style-name="gr8" draw:text-style-name="P2" draw:layer="layout" svg:width="8cm" svg:height="4.5cm" svg:x="16.8cm" svg:y="1.82cm">
              <text:p/>
            </draw:rect>
            <draw:frame draw:style-name="gr7" draw:text-style-name="P4" draw:layer="layout" svg:width="3cm" svg:height="0.75cm" svg:x="17.1cm" svg:y="2cm">
              <draw:text-box>
                <text:p><text:span text:style-name="T3">SPLModel</text:span></text:p>
              </draw:text-box>
            </draw:frame>
            <draw:frame draw:style-name="gr7" draw:text-style-name="P4" draw:layer="layout" svg:width="3.5cm" svg:height="0.75cm" svg:x="17.1cm" svg:y="4cm">
              <draw:text-box>
                <text:p><text:span text:style-name="T3">InstanceModel</text:span></text:p>
              </draw:text-box>
            </draw:frame>
            <draw:frame draw:style-name="gr7" draw:text-style-name="P3" draw:layer="layout" svg:width="4.5cm" svg:height="0.806cm" svg:x="17.1cm" svg:y="1cm">
              <draw:text-box>
                <text:p><text:span text:style-name="T4">Product '</text:span></text:p>
              </draw:text-box>
            </draw:frame>
            <draw:rect draw:style-name="gr8" draw:text-style-name="P2" draw:layer="layout" svg:width="2.5cm" svg:height="1cm" svg:x="17.1cm" svg:y="4.568cm">
              <text:p/>
            </draw:rect>
            <draw:rect draw:style-name="gr8" draw:text-style-name="P2" draw:layer="layout" svg:width="2.5cm" svg:height="1cm" svg:x="17.1cm" svg:y="2.568cm">
              <text:p/>
            </draw:rect>
            <draw:custom-shape draw:style-name="gr2" draw:text-style-name="P2" draw:layer="layout" svg:width="1cm" svg:height="1cm" draw:transform="rotate (1.5707963267946) translate (17.1cm 3.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1cm" svg:height="1cm" draw:transform="rotate (1.5707963267946) translate (17.1cm 5.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7" draw:text-style-name="P4" draw:layer="layout" svg:width="2.685cm" svg:height="0.75cm" svg:x="20.6cm" svg:y="1.694cm">
              <draw:text-box>
                <text:p><text:span text:style-name="T3">Assets</text:span></text:p>
              </draw:text-box>
            </draw:frame>
            <draw:rect draw:style-name="gr9" draw:text-style-name="P2" draw:layer="layout" svg:width="3.856cm" svg:height="1.682cm" svg:x="20.6cm" svg:y="2.318cm">
              <text:p/>
            </draw:rect>
            <draw:custom-shape draw:style-name="gr10" draw:text-style-name="P5" draw:layer="layout" svg:width="1.798cm" svg:height="0.807cm" svg:x="20.6cm" svg:y="2.5cm">
              <text:p text:style-name="P2"><text:span text:style-name="T4">UC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4" draw:layer="layout" svg:width="4cm" svg:height="0.75cm" svg:x="20.6cm" svg:y="4cm">
              <draw:text-box>
                <text:p><text:span text:style-name="T3">ExportModel</text:span></text:p>
              </draw:text-box>
            </draw:frame>
            <draw:rect draw:style-name="gr9" draw:text-style-name="P2" draw:layer="layout" svg:width="3.856cm" svg:height="1.376cm" svg:x="20.6cm" svg:y="4.624cm">
              <text:p/>
            </draw:rect>
            <draw:custom-shape draw:style-name="gr10" draw:text-style-name="P5" draw:layer="layout" svg:width="3.7cm" svg:height="0.807cm" svg:x="20.6cm" svg:y="4.693cm">
              <text:p text:style-name="P2"><text:span text:style-name="T4">UcmToXM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5" draw:layer="layout" svg:width="6cm" svg:height="1.28cm" svg:x="18.3cm" svg:y="6.5cm">
              <draw:text-box>
                <text:p text:style-name="P2"><text:span text:style-name="T1">Step 3</text:span></text:p>
                <text:p text:style-name="P2"><text:span text:style-name="T2">SelectExport “UcmToXML”</text:span></text:p>
              </draw:text-box>
            </draw:frame>
          </draw:g>
          <draw:g>
            <draw:rect draw:style-name="gr8" draw:text-style-name="P2" draw:layer="layout" svg:width="8cm" svg:height="4.5cm" svg:x="34.18cm" svg:y="1.82cm">
              <text:p/>
            </draw:rect>
            <draw:frame draw:style-name="gr7" draw:text-style-name="P4" draw:layer="layout" svg:width="3cm" svg:height="0.75cm" svg:x="34.48cm" svg:y="2cm">
              <draw:text-box>
                <text:p><text:span text:style-name="T3">SPLModel</text:span></text:p>
              </draw:text-box>
            </draw:frame>
            <draw:frame draw:style-name="gr7" draw:text-style-name="P4" draw:layer="layout" svg:width="3.5cm" svg:height="0.75cm" svg:x="34.48cm" svg:y="4cm">
              <draw:text-box>
                <text:p><text:span text:style-name="T3">InstanceModel</text:span></text:p>
              </draw:text-box>
            </draw:frame>
            <draw:frame draw:style-name="gr7" draw:text-style-name="P3" draw:layer="layout" svg:width="6.7cm" svg:height="0.806cm" svg:x="34.48cm" svg:y="1cm">
              <draw:text-box>
                <text:p><text:span text:style-name="T4">Hephaestus-PL Instance </text:span></text:p>
              </draw:text-box>
            </draw:frame>
            <draw:rect draw:style-name="gr8" draw:text-style-name="P2" draw:layer="layout" svg:width="2.5cm" svg:height="1cm" svg:x="34.48cm" svg:y="4.568cm">
              <text:p/>
            </draw:rect>
            <draw:rect draw:style-name="gr8" draw:text-style-name="P2" draw:layer="layout" svg:width="2.5cm" svg:height="1cm" svg:x="34.48cm" svg:y="2.568cm">
              <text:p/>
            </draw:rect>
            <draw:custom-shape draw:style-name="gr2" draw:text-style-name="P2" draw:layer="layout" svg:width="1cm" svg:height="1cm" draw:transform="rotate (1.5707963267946) translate (34.48cm 3.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1cm" svg:height="1cm" draw:transform="rotate (1.5707963267946) translate (34.48cm 5.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7" draw:text-style-name="P4" draw:layer="layout" svg:width="2.685cm" svg:height="0.75cm" svg:x="37.98cm" svg:y="1.694cm">
              <draw:text-box>
                <text:p><text:span text:style-name="T3">Assets</text:span></text:p>
              </draw:text-box>
            </draw:frame>
            <draw:rect draw:style-name="gr9" draw:text-style-name="P2" draw:layer="layout" svg:width="3.856cm" svg:height="1.682cm" svg:x="37.98cm" svg:y="2.318cm">
              <text:p/>
            </draw:rect>
            <draw:custom-shape draw:style-name="gr10" draw:text-style-name="P5" draw:layer="layout" svg:width="1.798cm" svg:height="0.807cm" svg:x="37.98cm" svg:y="2.5cm">
              <text:p text:style-name="P2"><text:span text:style-name="T4">UC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4" draw:layer="layout" svg:width="4cm" svg:height="0.75cm" svg:x="37.98cm" svg:y="4cm">
              <draw:text-box>
                <text:p><text:span text:style-name="T3">ExportModel</text:span></text:p>
              </draw:text-box>
            </draw:frame>
            <draw:rect draw:style-name="gr9" draw:text-style-name="P2" draw:layer="layout" svg:width="3.856cm" svg:height="1.376cm" svg:x="37.98cm" svg:y="4.624cm">
              <text:p/>
            </draw:rect>
            <draw:custom-shape draw:style-name="gr10" draw:text-style-name="P5" draw:layer="layout" svg:width="3.7cm" svg:height="0.807cm" svg:x="37.98cm" svg:y="4.693cm">
              <text:p text:style-name="P2"><text:span text:style-name="T4">UcmToXM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2" draw:layer="layout" svg:width="1cm" svg:height="1cm" draw:transform="rotate (1.5707963267946) translate (35.28cm 3.63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2" draw:text-style-name="P2" draw:layer="layout" svg:width="1cm" svg:height="1cm" draw:transform="rotate (1.5707963267946) translate (35.28cm 5.57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5" draw:layer="layout" svg:width="1.668cm" svg:height="1.125cm" svg:x="40.012cm" svg:y="2.695cm">
              <text:p text:style-name="P2"><text:span text:style-name="T4">BP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5" draw:layer="layout" svg:width="3.7cm" svg:height="0.807cm" svg:x="38.48cm" svg:y="5.193cm">
              <text:p text:style-name="P2"><text:span text:style-name="T4">BpmToXM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7" draw:text-style-name="P5" draw:layer="layout" svg:width="6cm" svg:height="1.28cm" svg:x="35.18cm" svg:y="6.5cm">
            <draw:text-box>
              <text:p text:style-name="P2"><text:span text:style-name="T1">Step 5</text:span></text:p>
              <text:p text:style-name="P2"><text:span text:style-name="T2">SelectExport “BpmToXML”</text:span></text:p>
            </draw:text-box>
          </draw:frame>
          <draw:custom-shape draw:style-name="gr11" draw:text-style-name="P2" draw:layer="layout" svg:width="0.5cm" svg:height="0.5cm" svg:x="33.7cm" svg:y="3.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ge>
      <draw:page draw:name="page2" draw:style-name="dp1" draw:master-page-name="Padrão">
        <draw:g>
          <draw:custom-shape draw:style-name="gr14" draw:text-style-name="P2" draw:layer="layout" svg:width="0.5cm" svg:height="1cm" svg:x="6cm" svg:y="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7" draw:text-style-name="P3" draw:layer="layout" svg:width="7cm" svg:height="1.28cm" svg:x="13.043cm" svg:y="20.197cm">
              <draw:text-box>
                <text:p text:style-name="P2"><text:span text:style-name="T1">Step 4</text:span></text:p>
                <text:p text:style-name="P2"><text:span text:style-name="T2">SelectAsset “BusinessProcess”</text:span></text:p>
              </draw:text-box>
            </draw:frame>
            <draw:g>
              <draw:rect draw:style-name="gr8" draw:text-style-name="P2" draw:layer="layout" svg:width="8cm" svg:height="4.5cm" svg:x="12.5cm" svg:y="15.82cm">
                <text:p/>
              </draw:rect>
              <draw:frame draw:style-name="gr7" draw:text-style-name="P4" draw:layer="layout" svg:width="3cm" svg:height="0.75cm" svg:x="12.8cm" svg:y="16cm">
                <draw:text-box>
                  <text:p><text:span text:style-name="T3">SPLModel</text:span></text:p>
                </draw:text-box>
              </draw:frame>
              <draw:frame draw:style-name="gr7" draw:text-style-name="P4" draw:layer="layout" svg:width="3.5cm" svg:height="0.75cm" svg:x="12.8cm" svg:y="18cm">
                <draw:text-box>
                  <text:p><text:span text:style-name="T3">InstanceModel</text:span></text:p>
                </draw:text-box>
              </draw:frame>
              <draw:frame draw:style-name="gr7" draw:text-style-name="P3" draw:layer="layout" svg:width="4.5cm" svg:height="0.806cm" svg:x="12.8cm" svg:y="15cm">
                <draw:text-box>
                  <text:p><text:span text:style-name="T4">Product '''</text:span></text:p>
                </draw:text-box>
              </draw:frame>
              <draw:rect draw:style-name="gr8" draw:text-style-name="P2" draw:layer="layout" svg:width="2.5cm" svg:height="1cm" svg:x="12.8cm" svg:y="18.568cm">
                <text:p/>
              </draw:rect>
              <draw:rect draw:style-name="gr8" draw:text-style-name="P2" draw:layer="layout" svg:width="2.5cm" svg:height="1cm" svg:x="12.8cm" svg:y="16.568cm">
                <text:p/>
              </draw:rect>
              <draw:custom-shape draw:style-name="gr2" draw:text-style-name="P2" draw:layer="layout" svg:width="1cm" svg:height="1cm" draw:transform="rotate (1.5707963267946) translate (12.8cm 17.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1cm" svg:height="1cm" draw:transform="rotate (1.5707963267946) translate (12.8cm 19.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7" draw:text-style-name="P4" draw:layer="layout" svg:width="2.685cm" svg:height="0.75cm" svg:x="16.3cm" svg:y="15.694cm">
                <draw:text-box>
                  <text:p><text:span text:style-name="T3">Assets</text:span></text:p>
                </draw:text-box>
              </draw:frame>
              <draw:rect draw:style-name="gr9" draw:text-style-name="P2" draw:layer="layout" svg:width="3.856cm" svg:height="1.682cm" svg:x="16.3cm" svg:y="16.318cm">
                <text:p/>
              </draw:rect>
              <draw:custom-shape draw:style-name="gr10" draw:text-style-name="P5" draw:layer="layout" svg:width="1.798cm" svg:height="0.807cm" svg:x="16.3cm" svg:y="16.5cm">
                <text:p text:style-name="P2"><text:span text:style-name="T4">UC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4" draw:layer="layout" svg:width="4cm" svg:height="0.75cm" svg:x="16.3cm" svg:y="18cm">
                <draw:text-box>
                  <text:p><text:span text:style-name="T3">ExportModel</text:span></text:p>
                </draw:text-box>
              </draw:frame>
              <draw:rect draw:style-name="gr9" draw:text-style-name="P2" draw:layer="layout" svg:width="3.856cm" svg:height="1.376cm" svg:x="16.3cm" svg:y="18.624cm">
                <text:p/>
              </draw:rect>
              <draw:custom-shape draw:style-name="gr12" draw:text-style-name="P2" draw:layer="layout" svg:width="1cm" svg:height="1cm" draw:transform="rotate (1.5707963267946) translate (13.6cm 17.63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2" draw:text-style-name="P2" draw:layer="layout" svg:width="1cm" svg:height="1cm" draw:transform="rotate (1.5707963267946) translate (13.6cm 19.57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5" draw:layer="layout" svg:width="1.668cm" svg:height="1.125cm" svg:x="18.332cm" svg:y="16.695cm">
                <text:p text:style-name="P2"><text:span text:style-name="T4">BP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8" draw:text-style-name="P2" draw:layer="layout" svg:width="8cm" svg:height="4.5cm" svg:x="22cm" svg:y="15.82cm">
                <text:p/>
              </draw:rect>
              <draw:frame draw:style-name="gr7" draw:text-style-name="P4" draw:layer="layout" svg:width="3cm" svg:height="0.75cm" svg:x="22.3cm" svg:y="16cm">
                <draw:text-box>
                  <text:p><text:span text:style-name="T3">SPLModel</text:span></text:p>
                </draw:text-box>
              </draw:frame>
              <draw:frame draw:style-name="gr7" draw:text-style-name="P4" draw:layer="layout" svg:width="3.5cm" svg:height="0.75cm" svg:x="22.3cm" svg:y="18cm">
                <draw:text-box>
                  <text:p><text:span text:style-name="T3">InstanceModel</text:span></text:p>
                </draw:text-box>
              </draw:frame>
              <draw:frame draw:style-name="gr7" draw:text-style-name="P3" draw:layer="layout" svg:width="6.7cm" svg:height="0.806cm" svg:x="22.3cm" svg:y="15cm">
                <draw:text-box>
                  <text:p><text:span text:style-name="T4">Hephaestus-PL Instance </text:span></text:p>
                </draw:text-box>
              </draw:frame>
              <draw:rect draw:style-name="gr8" draw:text-style-name="P2" draw:layer="layout" svg:width="2.5cm" svg:height="1cm" svg:x="22.3cm" svg:y="18.568cm">
                <text:p/>
              </draw:rect>
              <draw:rect draw:style-name="gr8" draw:text-style-name="P2" draw:layer="layout" svg:width="2.5cm" svg:height="1cm" svg:x="22.3cm" svg:y="16.568cm">
                <text:p/>
              </draw:rect>
              <draw:custom-shape draw:style-name="gr2" draw:text-style-name="P2" draw:layer="layout" svg:width="1cm" svg:height="1cm" draw:transform="rotate (1.5707963267946) translate (22.3cm 17.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1cm" svg:height="1cm" draw:transform="rotate (1.5707963267946) translate (22.3cm 19.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7" draw:text-style-name="P4" draw:layer="layout" svg:width="2.685cm" svg:height="0.75cm" svg:x="25.8cm" svg:y="15.694cm">
                <draw:text-box>
                  <text:p><text:span text:style-name="T3">Assets</text:span></text:p>
                </draw:text-box>
              </draw:frame>
              <draw:rect draw:style-name="gr9" draw:text-style-name="P2" draw:layer="layout" svg:width="3.856cm" svg:height="1.682cm" svg:x="25.8cm" svg:y="16.318cm">
                <text:p/>
              </draw:rect>
              <draw:custom-shape draw:style-name="gr10" draw:text-style-name="P5" draw:layer="layout" svg:width="1.798cm" svg:height="0.807cm" svg:x="25.8cm" svg:y="16.5cm">
                <text:p text:style-name="P2"><text:span text:style-name="T4">UC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4" draw:layer="layout" svg:width="4cm" svg:height="0.75cm" svg:x="25.8cm" svg:y="18cm">
                <draw:text-box>
                  <text:p><text:span text:style-name="T3">ExportModel</text:span></text:p>
                </draw:text-box>
              </draw:frame>
              <draw:rect draw:style-name="gr9" draw:text-style-name="P2" draw:layer="layout" svg:width="3.856cm" svg:height="1.376cm" svg:x="25.8cm" svg:y="18.624cm">
                <text:p/>
              </draw:rect>
              <draw:custom-shape draw:style-name="gr12" draw:text-style-name="P2" draw:layer="layout" svg:width="1cm" svg:height="1cm" draw:transform="rotate (1.5707963267946) translate (23.1cm 17.63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2" draw:text-style-name="P2" draw:layer="layout" svg:width="1cm" svg:height="1cm" draw:transform="rotate (1.5707963267946) translate (23.1cm 19.57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5" draw:layer="layout" svg:width="1.668cm" svg:height="1.125cm" svg:x="27.832cm" svg:y="16.695cm">
                <text:p text:style-name="P2"><text:span text:style-name="T4">BP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5" draw:layer="layout" svg:width="4.341cm" svg:height="0.807cm" svg:x="25.5cm" svg:y="19.193cm">
                <text:p text:style-name="P2"><text:span text:style-name="T4">ExportBpmXM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5" draw:layer="layout" svg:width="4.5cm" svg:height="0.91cm" svg:x="25.5cm" svg:y="18.5cm">
                <text:p text:style-name="P2"><text:span text:style-name="T4">ExportUcmXM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7" draw:text-style-name="P5" draw:layer="layout" svg:width="6cm" svg:height="1.28cm" svg:x="22.7cm" svg:y="20.22cm">
              <draw:text-box>
                <text:p text:style-name="P2"><text:span text:style-name="T1">Step 5</text:span></text:p>
                <text:p text:style-name="P2"><text:span text:style-name="T2">SelectExport “BpmToXML”</text:span></text:p>
              </draw:text-box>
            </draw:frame>
            <draw:custom-shape draw:style-name="gr14" draw:text-style-name="P2" draw:layer="layout" svg:width="0.55cm" svg:height="1.1cm" draw:transform="rotate (1.5707963267946) translate (20.683cm 18.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5" draw:layer="layout" svg:width="4.5cm" svg:height="0.91cm" svg:x="16cm" svg:y="18.65cm">
              <text:p text:style-name="P2"><text:span text:style-name="T4">ExportUcmXM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frame draw:style-name="gr7" draw:text-style-name="P3" draw:layer="layout" svg:width="6cm" svg:height="1.28cm" svg:x="3.5cm" svg:y="13cm">
              <draw:text-box>
                <text:p text:style-name="P2"><text:span text:style-name="T1">Step 2</text:span></text:p>
                <text:p text:style-name="P2"><text:span text:style-name="T2">SelectAsset “UseCase”</text:span></text:p>
              </draw:text-box>
            </draw:frame>
            <draw:rect draw:style-name="gr8" draw:text-style-name="P2" draw:layer="layout" svg:width="8cm" svg:height="4.5cm" svg:x="2.613cm" svg:y="8.52cm">
              <text:p/>
            </draw:rect>
            <draw:frame draw:style-name="gr7" draw:text-style-name="P4" draw:layer="layout" svg:width="3cm" svg:height="0.75cm" svg:x="2.913cm" svg:y="8.7cm">
              <draw:text-box>
                <text:p><text:span text:style-name="T3">SPLModel</text:span></text:p>
              </draw:text-box>
            </draw:frame>
            <draw:frame draw:style-name="gr7" draw:text-style-name="P4" draw:layer="layout" svg:width="3.5cm" svg:height="0.75cm" svg:x="2.913cm" svg:y="10.7cm">
              <draw:text-box>
                <text:p><text:span text:style-name="T3">InstanceModel</text:span></text:p>
              </draw:text-box>
            </draw:frame>
            <draw:frame draw:style-name="gr7" draw:text-style-name="P3" draw:layer="layout" svg:width="4.5cm" svg:height="0.806cm" svg:x="2.913cm" svg:y="7.7cm">
              <draw:text-box>
                <text:p><text:span text:style-name="T4">Product '</text:span></text:p>
              </draw:text-box>
            </draw:frame>
            <draw:rect draw:style-name="gr8" draw:text-style-name="P2" draw:layer="layout" svg:width="2.5cm" svg:height="1cm" svg:x="2.913cm" svg:y="11.268cm">
              <text:p/>
            </draw:rect>
            <draw:rect draw:style-name="gr8" draw:text-style-name="P2" draw:layer="layout" svg:width="2.5cm" svg:height="1cm" svg:x="2.913cm" svg:y="9.268cm">
              <text:p/>
            </draw:rect>
            <draw:custom-shape draw:style-name="gr2" draw:text-style-name="P2" draw:layer="layout" svg:width="1cm" svg:height="1cm" draw:transform="rotate (1.5707963267946) translate (2.913cm 10.2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1cm" svg:height="1cm" draw:transform="rotate (1.5707963267946) translate (2.913cm 12.2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7" draw:text-style-name="P4" draw:layer="layout" svg:width="2.685cm" svg:height="0.75cm" svg:x="6.433cm" svg:y="8.47cm">
              <draw:text-box>
                <text:p><text:span text:style-name="T3">Assets</text:span></text:p>
              </draw:text-box>
            </draw:frame>
            <draw:rect draw:style-name="gr9" draw:text-style-name="P2" draw:layer="layout" svg:width="3.856cm" svg:height="1.682cm" svg:x="6.413cm" svg:y="9.018cm">
              <text:p/>
            </draw:rect>
            <draw:custom-shape draw:style-name="gr10" draw:text-style-name="P5" draw:layer="layout" svg:width="1.798cm" svg:height="0.807cm" svg:x="6.413cm" svg:y="9.2cm">
              <text:p text:style-name="P2"><text:span text:style-name="T4">UC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4" draw:layer="layout" svg:width="4cm" svg:height="0.75cm" svg:x="6.413cm" svg:y="10.7cm">
              <draw:text-box>
                <text:p><text:span text:style-name="T3">ExportModel</text:span></text:p>
              </draw:text-box>
            </draw:frame>
            <draw:rect draw:style-name="gr9" draw:text-style-name="P2" draw:layer="layout" svg:width="3.856cm" svg:height="1.376cm" svg:x="6.413cm" svg:y="11.324cm">
              <text:p/>
            </draw:rect>
            <draw:custom-shape draw:style-name="gr14" draw:text-style-name="P2" draw:layer="layout" svg:width="0.55cm" svg:height="1.1cm" draw:transform="rotate (1.5707963267946) translate (10.902cm 10.7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rect draw:style-name="gr8" draw:text-style-name="P2" draw:layer="layout" svg:width="8cm" svg:height="4.5cm" svg:x="12.413cm" svg:y="8.52cm">
                <text:p/>
              </draw:rect>
              <draw:frame draw:style-name="gr7" draw:text-style-name="P4" draw:layer="layout" svg:width="3cm" svg:height="0.75cm" svg:x="12.713cm" svg:y="8.7cm">
                <draw:text-box>
                  <text:p><text:span text:style-name="T3">SPLModel</text:span></text:p>
                </draw:text-box>
              </draw:frame>
              <draw:frame draw:style-name="gr7" draw:text-style-name="P4" draw:layer="layout" svg:width="3.5cm" svg:height="0.75cm" svg:x="12.713cm" svg:y="10.7cm">
                <draw:text-box>
                  <text:p><text:span text:style-name="T3">InstanceModel</text:span></text:p>
                </draw:text-box>
              </draw:frame>
              <draw:frame draw:style-name="gr7" draw:text-style-name="P3" draw:layer="layout" svg:width="4.5cm" svg:height="0.806cm" svg:x="12.713cm" svg:y="7.7cm">
                <draw:text-box>
                  <text:p><text:span text:style-name="T4">Product ''</text:span></text:p>
                </draw:text-box>
              </draw:frame>
              <draw:rect draw:style-name="gr8" draw:text-style-name="P2" draw:layer="layout" svg:width="2.5cm" svg:height="1cm" svg:x="12.713cm" svg:y="11.268cm">
                <text:p/>
              </draw:rect>
              <draw:rect draw:style-name="gr8" draw:text-style-name="P2" draw:layer="layout" svg:width="2.5cm" svg:height="1cm" svg:x="12.713cm" svg:y="9.268cm">
                <text:p/>
              </draw:rect>
              <draw:custom-shape draw:style-name="gr2" draw:text-style-name="P2" draw:layer="layout" svg:width="1cm" svg:height="1cm" draw:transform="rotate (1.5707963267946) translate (12.713cm 10.2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1cm" svg:height="1cm" draw:transform="rotate (1.5707963267946) translate (12.713cm 12.2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7" draw:text-style-name="P4" draw:layer="layout" svg:width="2.685cm" svg:height="0.75cm" svg:x="16.213cm" svg:y="8.394cm">
                <draw:text-box>
                  <text:p><text:span text:style-name="T3">Assets</text:span></text:p>
                </draw:text-box>
              </draw:frame>
              <draw:rect draw:style-name="gr9" draw:text-style-name="P2" draw:layer="layout" svg:width="3.856cm" svg:height="1.682cm" svg:x="16.213cm" svg:y="9.018cm">
                <text:p/>
              </draw:rect>
              <draw:custom-shape draw:style-name="gr10" draw:text-style-name="P5" draw:layer="layout" svg:width="1.798cm" svg:height="0.807cm" svg:x="16.213cm" svg:y="9.2cm">
                <text:p text:style-name="P2"><text:span text:style-name="T4">UC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4" draw:layer="layout" svg:width="4cm" svg:height="0.75cm" svg:x="16.213cm" svg:y="10.7cm">
                <draw:text-box>
                  <text:p><text:span text:style-name="T3">ExportModel</text:span></text:p>
                </draw:text-box>
              </draw:frame>
              <draw:rect draw:style-name="gr9" draw:text-style-name="P2" draw:layer="layout" svg:width="3.856cm" svg:height="1.376cm" svg:x="16.213cm" svg:y="11.324cm">
                <text:p/>
              </draw:rect>
              <draw:custom-shape draw:style-name="gr10" draw:text-style-name="P5" draw:layer="layout" svg:width="4.5cm" svg:height="0.91cm" svg:x="16cm" svg:y="11.5cm">
                <text:p text:style-name="P2"><text:span text:style-name="T4">ExportUcmXM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5" draw:layer="layout" svg:width="6cm" svg:height="1.28cm" svg:x="13.783cm" svg:y="12.957cm">
                <draw:text-box>
                  <text:p text:style-name="P2"><text:span text:style-name="T1">Step 3</text:span></text:p>
                  <text:p text:style-name="P2"><text:span text:style-name="T2">SelectExport “UcmToXML”</text:span></text:p>
                </draw:text-box>
              </draw:frame>
            </draw:g>
          </draw:g>
          <draw:custom-shape draw:style-name="gr14" draw:text-style-name="P2" draw:layer="layout" svg:width="0.5cm" svg:height="1cm" svg:x="16.5cm" svg:y="1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frame draw:style-name="gr7" draw:text-style-name="P5" draw:layer="layout" svg:width="5.286cm" svg:height="1.28cm" svg:x="3.868cm" svg:y="5.885cm">
                <draw:text-box>
                  <text:p text:style-name="P2"><text:span text:style-name="T1">Step 1</text:span></text:p>
                  <text:p text:style-name="P2"><text:span text:style-name="T2">SelectHephaestusBase</text:span></text:p>
                </draw:text-box>
              </draw:frame>
              <draw:rect draw:style-name="gr8" draw:text-style-name="P2" draw:layer="layout" svg:width="7cm" svg:height="4.5cm" svg:x="3cm" svg:y="1.42cm">
                <text:p/>
              </draw:rect>
              <draw:frame draw:style-name="gr7" draw:text-style-name="P4" draw:layer="layout" svg:width="3cm" svg:height="0.75cm" svg:x="3.3cm" svg:y="1.6cm">
                <draw:text-box>
                  <text:p><text:span text:style-name="T3">SPLModel</text:span></text:p>
                </draw:text-box>
              </draw:frame>
              <draw:frame draw:style-name="gr7" draw:text-style-name="P4" draw:layer="layout" svg:width="3.5cm" svg:height="0.75cm" svg:x="3.3cm" svg:y="3.6cm">
                <draw:text-box>
                  <text:p><text:span text:style-name="T3">InstanceModel</text:span></text:p>
                </draw:text-box>
              </draw:frame>
              <draw:frame draw:style-name="gr7" draw:text-style-name="P3" draw:layer="layout" svg:width="4.7cm" svg:height="0.806cm" svg:x="3.3cm" svg:y="0.6cm">
                <draw:text-box>
                  <text:p><text:span text:style-name="T4">Hephaestus Base</text:span></text:p>
                </draw:text-box>
              </draw:frame>
              <draw:rect draw:style-name="gr8" draw:text-style-name="P2" draw:layer="layout" svg:width="2.5cm" svg:height="1cm" svg:x="3.3cm" svg:y="4.168cm">
                <text:p/>
              </draw:rect>
              <draw:rect draw:style-name="gr8" draw:text-style-name="P2" draw:layer="layout" svg:width="2.5cm" svg:height="1cm" svg:x="3.3cm" svg:y="2.168cm">
                <text:p/>
              </draw:rect>
              <draw:frame draw:style-name="gr7" draw:text-style-name="P4" draw:layer="layout" svg:width="2.685cm" svg:height="0.75cm" svg:x="6.8cm" svg:y="1.294cm">
                <draw:text-box>
                  <text:p><text:span text:style-name="T3">Assets</text:span></text:p>
                </draw:text-box>
              </draw:frame>
              <draw:rect draw:style-name="gr9" draw:text-style-name="P2" draw:layer="layout" svg:width="2.7cm" svg:height="1.682cm" svg:x="6.8cm" svg:y="1.918cm">
                <text:p/>
              </draw:rect>
              <draw:rect draw:style-name="gr9" draw:text-style-name="P2" draw:layer="layout" svg:width="2.7cm" svg:height="1.376cm" svg:x="6.8cm" svg:y="4.224cm">
                <text:p/>
              </draw:rect>
            </draw:g>
            <draw:frame draw:style-name="gr7" draw:text-style-name="P4" draw:layer="layout" svg:width="4cm" svg:height="0.75cm" svg:x="6.7cm" svg:y="3.65cm">
              <draw:text-box>
                <text:p><text:span text:style-name="T3">ExportModel</text:span></text:p>
              </draw:text-box>
            </draw:frame>
          </draw:g>
        </draw:g>
      </draw:page>
      <draw:page draw:name="page3" draw:style-name="dp1" draw:master-page-name="Padrão">
        <draw:g>
          <draw:custom-shape draw:style-name="gr14" draw:text-style-name="P2" draw:layer="layout" svg:width="0.5cm" svg:height="1cm" svg:x="6cm" svg:y="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3" draw:layer="layout" svg:width="7cm" svg:height="1.28cm" svg:x="13.043cm" svg:y="20.197cm">
            <draw:text-box>
              <text:p text:style-name="P2"><text:span text:style-name="T1">Step 4</text:span></text:p>
              <text:p text:style-name="P2"><text:span text:style-name="T2">SelectAsset “BusinessProcess”</text:span></text:p>
            </draw:text-box>
          </draw:frame>
          <draw:rect draw:style-name="gr8" draw:text-style-name="P2" draw:layer="layout" svg:width="8cm" svg:height="4.5cm" svg:x="12.5cm" svg:y="15.82cm">
            <text:p/>
          </draw:rect>
          <draw:frame draw:style-name="gr7" draw:text-style-name="P4" draw:layer="layout" svg:width="3cm" svg:height="0.75cm" svg:x="12.8cm" svg:y="16cm">
            <draw:text-box>
              <text:p><text:span text:style-name="T3">SPLModel</text:span></text:p>
            </draw:text-box>
          </draw:frame>
          <draw:frame draw:style-name="gr7" draw:text-style-name="P4" draw:layer="layout" svg:width="3.5cm" svg:height="0.75cm" svg:x="12.8cm" svg:y="18cm">
            <draw:text-box>
              <text:p><text:span text:style-name="T3">InstanceModel</text:span></text:p>
            </draw:text-box>
          </draw:frame>
          <draw:frame draw:style-name="gr7" draw:text-style-name="P3" draw:layer="layout" svg:width="4.5cm" svg:height="0.806cm" svg:x="12.8cm" svg:y="15cm">
            <draw:text-box>
              <text:p><text:span text:style-name="T4">Product '''</text:span></text:p>
            </draw:text-box>
          </draw:frame>
          <draw:rect draw:style-name="gr8" draw:text-style-name="P2" draw:layer="layout" svg:width="2.5cm" svg:height="1cm" svg:x="12.8cm" svg:y="18.568cm">
            <text:p/>
          </draw:rect>
          <draw:rect draw:style-name="gr8" draw:text-style-name="P2" draw:layer="layout" svg:width="2.5cm" svg:height="1cm" svg:x="12.8cm" svg:y="16.568cm">
            <text:p/>
          </draw:rect>
          <draw:custom-shape draw:style-name="gr2" draw:text-style-name="P2" draw:layer="layout" svg:width="1cm" svg:height="1cm" draw:transform="rotate (1.5707963267946) translate (12.8cm 17.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1cm" svg:height="1cm" draw:transform="rotate (1.5707963267946) translate (12.8cm 19.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7" draw:text-style-name="P4" draw:layer="layout" svg:width="2.685cm" svg:height="0.75cm" svg:x="16.3cm" svg:y="15.694cm">
            <draw:text-box>
              <text:p><text:span text:style-name="T3">Assets</text:span></text:p>
            </draw:text-box>
          </draw:frame>
          <draw:rect draw:style-name="gr9" draw:text-style-name="P2" draw:layer="layout" svg:width="3.856cm" svg:height="1.682cm" svg:x="16.3cm" svg:y="16.318cm">
            <text:p/>
          </draw:rect>
          <draw:custom-shape draw:style-name="gr10" draw:text-style-name="P5" draw:layer="layout" svg:width="1.798cm" svg:height="0.807cm" svg:x="16.3cm" svg:y="16.5cm">
            <text:p text:style-name="P2"><text:span text:style-name="T4">UC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4" draw:layer="layout" svg:width="4cm" svg:height="0.75cm" svg:x="16.3cm" svg:y="18cm">
            <draw:text-box>
              <text:p><text:span text:style-name="T3">ExportModel</text:span></text:p>
            </draw:text-box>
          </draw:frame>
          <draw:rect draw:style-name="gr9" draw:text-style-name="P2" draw:layer="layout" svg:width="3.856cm" svg:height="1.376cm" svg:x="16.3cm" svg:y="18.624cm">
            <text:p/>
          </draw:rect>
          <draw:custom-shape draw:style-name="gr12" draw:text-style-name="P2" draw:layer="layout" svg:width="1cm" svg:height="1cm" draw:transform="rotate (1.5707963267946) translate (13.6cm 17.63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2" draw:text-style-name="P2" draw:layer="layout" svg:width="1cm" svg:height="1cm" draw:transform="rotate (1.5707963267946) translate (13.6cm 19.57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g>
            <draw:rect draw:style-name="gr8" draw:text-style-name="P2" draw:layer="layout" svg:width="8cm" svg:height="4.5cm" svg:x="22cm" svg:y="15.82cm">
              <text:p/>
            </draw:rect>
            <draw:frame draw:style-name="gr7" draw:text-style-name="P4" draw:layer="layout" svg:width="3cm" svg:height="0.75cm" svg:x="22.3cm" svg:y="16cm">
              <draw:text-box>
                <text:p><text:span text:style-name="T3">SPLModel</text:span></text:p>
              </draw:text-box>
            </draw:frame>
            <draw:frame draw:style-name="gr7" draw:text-style-name="P4" draw:layer="layout" svg:width="3.5cm" svg:height="0.75cm" svg:x="22.3cm" svg:y="18cm">
              <draw:text-box>
                <text:p><text:span text:style-name="T3">InstanceModel</text:span></text:p>
              </draw:text-box>
            </draw:frame>
            <draw:frame draw:style-name="gr7" draw:text-style-name="P3" draw:layer="layout" svg:width="6.7cm" svg:height="0.806cm" svg:x="22.3cm" svg:y="15cm">
              <draw:text-box>
                <text:p><text:span text:style-name="T4">Hephaestus-PL Instance </text:span></text:p>
              </draw:text-box>
            </draw:frame>
            <draw:rect draw:style-name="gr8" draw:text-style-name="P2" draw:layer="layout" svg:width="2.5cm" svg:height="1cm" svg:x="22.3cm" svg:y="18.568cm">
              <text:p/>
            </draw:rect>
            <draw:rect draw:style-name="gr8" draw:text-style-name="P2" draw:layer="layout" svg:width="2.5cm" svg:height="1cm" svg:x="22.3cm" svg:y="16.568cm">
              <text:p/>
            </draw:rect>
            <draw:custom-shape draw:style-name="gr2" draw:text-style-name="P2" draw:layer="layout" svg:width="1cm" svg:height="1cm" draw:transform="rotate (1.5707963267946) translate (22.3cm 17.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1cm" svg:height="1cm" draw:transform="rotate (1.5707963267946) translate (22.3cm 19.5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7" draw:text-style-name="P4" draw:layer="layout" svg:width="2.685cm" svg:height="0.75cm" svg:x="25.8cm" svg:y="15.694cm">
              <draw:text-box>
                <text:p><text:span text:style-name="T3">Assets</text:span></text:p>
              </draw:text-box>
            </draw:frame>
            <draw:rect draw:style-name="gr9" draw:text-style-name="P2" draw:layer="layout" svg:width="3.856cm" svg:height="1.682cm" svg:x="25.8cm" svg:y="16.318cm">
              <text:p/>
            </draw:rect>
            <draw:custom-shape draw:style-name="gr10" draw:text-style-name="P5" draw:layer="layout" svg:width="1.798cm" svg:height="0.807cm" svg:x="25.8cm" svg:y="16.5cm">
              <text:p text:style-name="P2"><text:span text:style-name="T4">UC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4" draw:layer="layout" svg:width="4cm" svg:height="0.75cm" svg:x="25.8cm" svg:y="18cm">
              <draw:text-box>
                <text:p><text:span text:style-name="T3">ExportModel</text:span></text:p>
              </draw:text-box>
            </draw:frame>
            <draw:rect draw:style-name="gr9" draw:text-style-name="P2" draw:layer="layout" svg:width="3.856cm" svg:height="1.376cm" svg:x="25.8cm" svg:y="18.624cm">
              <text:p/>
            </draw:rect>
            <draw:custom-shape draw:style-name="gr12" draw:text-style-name="P2" draw:layer="layout" svg:width="1cm" svg:height="1cm" draw:transform="rotate (1.5707963267946) translate (23.1cm 17.63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2" draw:text-style-name="P2" draw:layer="layout" svg:width="1cm" svg:height="1cm" draw:transform="rotate (1.5707963267946) translate (23.1cm 19.57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5" draw:layer="layout" svg:width="1.668cm" svg:height="1.125cm" svg:x="27.832cm" svg:y="16.695cm">
              <text:p text:style-name="P2"><text:span text:style-name="T4">BP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5" draw:layer="layout" svg:width="4.341cm" svg:height="0.807cm" svg:x="25.5cm" svg:y="19.193cm">
              <text:p text:style-name="P2"><text:span text:style-name="T4">ExportBpmXM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5" draw:layer="layout" svg:width="4.5cm" svg:height="0.91cm" svg:x="25.5cm" svg:y="18.5cm">
              <text:p text:style-name="P2"><text:span text:style-name="T4">ExportUcmXM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7" draw:text-style-name="P5" draw:layer="layout" svg:width="6cm" svg:height="1.28cm" svg:x="22.7cm" svg:y="20.22cm">
            <draw:text-box>
              <text:p text:style-name="P2"><text:span text:style-name="T1">Step 5</text:span></text:p>
              <text:p text:style-name="P2"><text:span text:style-name="T2">SelectExport “BpmToXML”</text:span></text:p>
            </draw:text-box>
          </draw:frame>
          <draw:custom-shape draw:style-name="gr14" draw:text-style-name="P2" draw:layer="layout" svg:width="0.55cm" svg:height="1.1cm" draw:transform="rotate (1.5707963267946) translate (20.683cm 18.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5" draw:layer="layout" svg:width="4.5cm" svg:height="0.91cm" svg:x="16cm" svg:y="18.65cm">
            <text:p text:style-name="P2"><text:span text:style-name="T4">ExportUcmXM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3" draw:layer="layout" svg:width="6cm" svg:height="1.28cm" svg:x="3.5cm" svg:y="13cm">
            <draw:text-box>
              <text:p text:style-name="P2"><text:span text:style-name="T1">Step 2</text:span></text:p>
              <text:p text:style-name="P2"><text:span text:style-name="T2">SelectAsset “UseCase”</text:span></text:p>
            </draw:text-box>
          </draw:frame>
          <draw:rect draw:style-name="gr8" draw:text-style-name="P2" draw:layer="layout" svg:width="8cm" svg:height="4.5cm" svg:x="2.613cm" svg:y="8.52cm">
            <text:p/>
          </draw:rect>
          <draw:frame draw:style-name="gr7" draw:text-style-name="P4" draw:layer="layout" svg:width="3cm" svg:height="0.75cm" svg:x="2.913cm" svg:y="8.7cm">
            <draw:text-box>
              <text:p><text:span text:style-name="T3">SPLModel</text:span></text:p>
            </draw:text-box>
          </draw:frame>
          <draw:frame draw:style-name="gr7" draw:text-style-name="P4" draw:layer="layout" svg:width="3.5cm" svg:height="0.75cm" svg:x="2.913cm" svg:y="10.7cm">
            <draw:text-box>
              <text:p><text:span text:style-name="T3">InstanceModel</text:span></text:p>
            </draw:text-box>
          </draw:frame>
          <draw:frame draw:style-name="gr7" draw:text-style-name="P3" draw:layer="layout" svg:width="4.5cm" svg:height="0.806cm" svg:x="2.913cm" svg:y="7.7cm">
            <draw:text-box>
              <text:p><text:span text:style-name="T4">Product '</text:span></text:p>
            </draw:text-box>
          </draw:frame>
          <draw:rect draw:style-name="gr8" draw:text-style-name="P2" draw:layer="layout" svg:width="2.5cm" svg:height="1cm" svg:x="2.913cm" svg:y="11.268cm">
            <text:p/>
          </draw:rect>
          <draw:rect draw:style-name="gr8" draw:text-style-name="P2" draw:layer="layout" svg:width="2.5cm" svg:height="1cm" svg:x="2.913cm" svg:y="9.268cm">
            <text:p/>
          </draw:rect>
          <draw:frame draw:style-name="gr7" draw:text-style-name="P4" draw:layer="layout" svg:width="2.685cm" svg:height="0.75cm" svg:x="6.433cm" svg:y="8.47cm">
            <draw:text-box>
              <text:p><text:span text:style-name="T3">Assets</text:span></text:p>
            </draw:text-box>
          </draw:frame>
          <draw:rect draw:style-name="gr9" draw:text-style-name="P2" draw:layer="layout" svg:width="3.856cm" svg:height="1.682cm" svg:x="6.413cm" svg:y="9.018cm">
            <text:p/>
          </draw:rect>
          <draw:frame draw:style-name="gr7" draw:text-style-name="P4" draw:layer="layout" svg:width="4cm" svg:height="0.75cm" svg:x="6.413cm" svg:y="10.7cm">
            <draw:text-box>
              <text:p><text:span text:style-name="T3">ExportModel</text:span></text:p>
            </draw:text-box>
          </draw:frame>
          <draw:rect draw:style-name="gr9" draw:text-style-name="P2" draw:layer="layout" svg:width="3.856cm" svg:height="1.376cm" svg:x="6.413cm" svg:y="11.324cm">
            <text:p/>
          </draw:rect>
          <draw:custom-shape draw:style-name="gr14" draw:text-style-name="P2" draw:layer="layout" svg:width="0.55cm" svg:height="1.1cm" draw:transform="rotate (1.5707963267946) translate (10.902cm 10.7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rect draw:style-name="gr8" draw:text-style-name="P2" draw:layer="layout" svg:width="8cm" svg:height="4.5cm" svg:x="12.413cm" svg:y="8.52cm">
              <text:p/>
            </draw:rect>
            <draw:frame draw:style-name="gr7" draw:text-style-name="P4" draw:layer="layout" svg:width="3cm" svg:height="0.75cm" svg:x="12.713cm" svg:y="8.7cm">
              <draw:text-box>
                <text:p><text:span text:style-name="T3">SPLModel</text:span></text:p>
              </draw:text-box>
            </draw:frame>
            <draw:frame draw:style-name="gr7" draw:text-style-name="P4" draw:layer="layout" svg:width="3.5cm" svg:height="0.75cm" svg:x="12.713cm" svg:y="10.7cm">
              <draw:text-box>
                <text:p><text:span text:style-name="T3">InstanceModel</text:span></text:p>
              </draw:text-box>
            </draw:frame>
            <draw:frame draw:style-name="gr7" draw:text-style-name="P3" draw:layer="layout" svg:width="4.5cm" svg:height="0.806cm" svg:x="12.713cm" svg:y="7.7cm">
              <draw:text-box>
                <text:p><text:span text:style-name="T4">Product ''</text:span></text:p>
              </draw:text-box>
            </draw:frame>
            <draw:rect draw:style-name="gr8" draw:text-style-name="P2" draw:layer="layout" svg:width="2.5cm" svg:height="1cm" svg:x="12.713cm" svg:y="11.268cm">
              <text:p/>
            </draw:rect>
            <draw:rect draw:style-name="gr8" draw:text-style-name="P2" draw:layer="layout" svg:width="2.5cm" svg:height="1cm" svg:x="12.713cm" svg:y="9.268cm">
              <text:p/>
            </draw:rect>
            <draw:custom-shape draw:style-name="gr2" draw:text-style-name="P2" draw:layer="layout" svg:width="1cm" svg:height="1cm" draw:transform="rotate (1.5707963267946) translate (12.713cm 10.2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1cm" svg:height="1cm" draw:transform="rotate (1.5707963267946) translate (12.713cm 12.268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frame draw:style-name="gr7" draw:text-style-name="P4" draw:layer="layout" svg:width="2.685cm" svg:height="0.75cm" svg:x="16.213cm" svg:y="8.394cm">
              <draw:text-box>
                <text:p><text:span text:style-name="T3">Assets</text:span></text:p>
              </draw:text-box>
            </draw:frame>
            <draw:rect draw:style-name="gr9" draw:text-style-name="P2" draw:layer="layout" svg:width="3.856cm" svg:height="1.682cm" svg:x="16.213cm" svg:y="9.018cm">
              <text:p/>
            </draw:rect>
            <draw:custom-shape draw:style-name="gr10" draw:text-style-name="P5" draw:layer="layout" svg:width="1.798cm" svg:height="0.807cm" svg:x="16.213cm" svg:y="9.2cm">
              <text:p text:style-name="P2"><text:span text:style-name="T4">UC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4" draw:layer="layout" svg:width="4cm" svg:height="0.75cm" svg:x="16.213cm" svg:y="10.7cm">
              <draw:text-box>
                <text:p><text:span text:style-name="T3">ExportModel</text:span></text:p>
              </draw:text-box>
            </draw:frame>
            <draw:rect draw:style-name="gr9" draw:text-style-name="P2" draw:layer="layout" svg:width="3.856cm" svg:height="1.376cm" svg:x="16.213cm" svg:y="11.324cm">
              <text:p/>
            </draw:rect>
            <draw:custom-shape draw:style-name="gr10" draw:text-style-name="P5" draw:layer="layout" svg:width="4.5cm" svg:height="0.91cm" svg:x="16cm" svg:y="11.5cm">
              <text:p text:style-name="P2"><text:span text:style-name="T4">ExportUcmXM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5" draw:layer="layout" svg:width="6cm" svg:height="1.28cm" svg:x="13.783cm" svg:y="12.957cm">
              <draw:text-box>
                <text:p text:style-name="P2"><text:span text:style-name="T1">Step 3</text:span></text:p>
                <text:p text:style-name="P2"><text:span text:style-name="T2">SelectExport “UcmToXML”</text:span></text:p>
              </draw:text-box>
            </draw:frame>
          </draw:g>
          <draw:custom-shape draw:style-name="gr14" draw:text-style-name="P2" draw:layer="layout" svg:width="0.5cm" svg:height="1cm" svg:x="16.5cm" svg:y="1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5" draw:layer="layout" svg:width="4.5cm" svg:height="1.28cm" svg:x="24.2cm" svg:y="10.22cm">
            <draw:text-box>
              <text:p text:style-name="P2"><text:span text:style-name="T1">Step 1</text:span></text:p>
              <text:p text:style-name="P2"><text:span text:style-name="T2">SelectBaseProduct</text:span></text:p>
            </draw:text-box>
          </draw:frame>
          <draw:g>
            <draw:g>
              <draw:g>
                <draw:rect draw:style-name="gr8" draw:text-style-name="P2" draw:layer="layout" svg:width="8.5cm" svg:height="6.68cm" svg:x="17cm" svg:y="1.32cm">
                  <text:p/>
                </draw:rect>
                <draw:frame draw:style-name="gr7" draw:text-style-name="P4" draw:layer="layout" svg:width="3cm" svg:height="0.75cm" svg:x="17.3cm" svg:y="1.5cm">
                  <draw:text-box>
                    <text:p><text:span text:style-name="T3">SPLModel</text:span></text:p>
                  </draw:text-box>
                </draw:frame>
                <draw:frame draw:style-name="gr7" draw:text-style-name="P4" draw:layer="layout" svg:width="3.5cm" svg:height="0.75cm" svg:x="17.3cm" svg:y="3.5cm">
                  <draw:text-box>
                    <text:p><text:span text:style-name="T3">InstanceModel</text:span></text:p>
                  </draw:text-box>
                </draw:frame>
                <draw:frame draw:style-name="gr7" draw:text-style-name="P3" draw:layer="layout" svg:width="4.5cm" svg:height="0.806cm" svg:x="17.3cm" svg:y="0.5cm">
                  <draw:text-box>
                    <text:p><text:span text:style-name="T4">Base Product</text:span></text:p>
                  </draw:text-box>
                </draw:frame>
                <draw:rect draw:style-name="gr8" draw:text-style-name="P2" draw:layer="layout" svg:width="3.2cm" svg:height="1cm" svg:x="17.3cm" svg:y="4.068cm">
                  <text:p/>
                </draw:rect>
                <draw:rect draw:style-name="gr8" draw:text-style-name="P2" draw:layer="layout" svg:width="2.5cm" svg:height="1cm" svg:x="17.3cm" svg:y="2.068cm">
                  <text:p/>
                </draw:rect>
                <draw:frame draw:style-name="gr7" draw:text-style-name="P4" draw:layer="layout" svg:width="2.685cm" svg:height="0.75cm" svg:x="17.5cm" svg:y="5.194cm">
                  <draw:text-box>
                    <text:p><text:span text:style-name="T3">Assets</text:span></text:p>
                  </draw:text-box>
                </draw:frame>
                <draw:rect draw:style-name="gr9" draw:text-style-name="P2" draw:layer="layout" svg:width="4.5cm" svg:height="1.682cm" svg:x="17.5cm" svg:y="5.818cm">
                  <text:p/>
                </draw:rect>
                <draw:rect draw:style-name="gr9" draw:text-style-name="P2" draw:layer="layout" svg:width="4.5cm" svg:height="1.376cm" svg:x="20.819cm" svg:y="4cm">
                  <text:p/>
                </draw:rect>
                <draw:frame draw:style-name="gr7" draw:text-style-name="P4" draw:layer="layout" svg:width="4cm" svg:height="0.75cm" svg:x="21.5cm" svg:y="3.25cm">
                  <draw:text-box>
                    <text:p><text:span text:style-name="T3">ExportModel</text:span></text:p>
                  </draw:text-box>
                </draw:frame>
                <draw:frame draw:style-name="gr7" draw:text-style-name="P4" draw:layer="layout" svg:width="5cm" svg:height="0.75cm" svg:x="20.427cm" svg:y="1.318cm">
                  <draw:text-box>
                    <text:p><text:span text:style-name="T3">TransformationModel</text:span></text:p>
                  </draw:text-box>
                </draw:frame>
                <draw:rect draw:style-name="gr8" draw:text-style-name="P2" draw:layer="layout" svg:width="4.2cm" svg:height="1cm" svg:x="20.8cm" svg:y="2cm">
                  <text:p/>
                </draw:rect>
                <draw:custom-shape draw:style-name="gr2" draw:text-style-name="P2" draw:layer="layout" svg:width="1cm" svg:height="1cm" draw:transform="rotate (1.5707963267946) translate (17.5cm 3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2" draw:text-style-name="P2" draw:layer="layout" svg:width="1cm" svg:height="1cm" draw:transform="rotate (1.5707963267946) translate (17.5cm 5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0" draw:text-style-name="P5" draw:layer="layout" svg:width="1.798cm" svg:height="0.807cm" svg:x="17.5cm" svg:y="6cm">
                  <text:p text:style-name="P2"><text:span text:style-name="T4">UC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cm" svg:height="1cm" svg:x="21cm" svg:y="2cm">
                  <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0" draw:text-style-name="P5" draw:layer="layout" svg:width="4.5cm" svg:height="0.91cm" svg:x="20.645cm" svg:y="4cm">
                  <text:p text:style-name="P2"><text:span text:style-name="T4">ExportUcmXM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2" draw:layer="layout" svg:width="1cm" svg:height="1cm" svg:x="22cm" svg:y="2cm">
                  <text:p/>
                  <draw:enhanced-geometry svg:viewBox="0 0 883 890"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g>
              <draw:custom-shape draw:style-name="gr12" draw:text-style-name="P2" draw:layer="layout" svg:width="1cm" svg:height="1cm" draw:transform="rotate (1.5707963267946) translate (18.5cm 3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2" draw:text-style-name="P2" draw:layer="layout" svg:width="1cm" svg:height="1cm" draw:transform="rotate (1.5707963267946) translate (18.5cm 5cm)">
                <text:p/>
                <draw:enhanced-geometry svg:viewBox="0 0 883 890" draw:mirror-horizontal="true" draw:mirror-vertical="true" draw:type="non-primitive" draw:enhanced-path="M 224 0 L 247 0 259 0 265 0 265 0 271 0 277 0 283 0 288 6 288 6 294 6 294 6 300 12 300 23 294 29 294 35 288 47 288 53 283 58 277 58 271 70 265 76 247 82 235 88 224 88 206 99 188 117 177 146 188 175 206 199 241 211 283 216 324 222 377 216 418 211 453 199 471 175 483 146 471 117 453 99 436 88 424 88 406 82 394 76 389 70 383 58 377 58 371 53 365 47 365 35 359 29 359 23 359 12 365 6 365 6 371 6 371 6 371 6 371 0 377 0 383 0 394 0 418 0 430 0 436 0 436 0 518 0 571 0 601 0 618 0 624 0 630 0 642 6 648 12 653 23 659 35 659 117 665 170 665 205 665 216 665 228 665 228 665 252 665 269 665 275 665 275 665 281 659 287 659 287 665 293 665 293 665 298 665 298 671 298 677 304 683 304 689 304 695 298 701 298 712 293 712 287 718 281 730 275 736 269 742 257 742 240 748 228 759 211 777 193 807 181 836 193 860 211 871 246 883 287 883 339 883 380 871 427 860 457 836 480 807 492 777 480 759 457 748 439 742 427 742 416 736 404 730 392 718 386 712 380 712 375 701 369 695 369 689 369 683 363 677 363 671 369 665 369 665 375 665 375 665 375 659 380 659 386 665 392 665 398 665 421 665 433 665 439 665 439 659 521 659 579 659 615 659 626 659 638 659 638 653 650 648 656 642 667 630 667 548 667 495 667 459 667 442 667 436 667 436 667 412 667 400 667 394 667 394 667 383 667 377 667 371 667 371 667 371 673 371 673 365 673 365 673 359 679 359 691 359 697 365 702 365 708 371 714 377 720 383 726 389 738 394 743 406 749 424 755 436 755 453 767 471 784 483 814 471 843 453 860 418 878 377 884 324 890 283 884 241 878 206 860 188 843 177 814 188 784 206 767 224 755 235 755 247 749 265 743 271 738 277 726 283 720 288 714 288 708 294 702 294 697 300 691 300 679 294 673 294 673 288 673 288 673 288 667 283 667 277 667 271 667 265 667 241 667 230 667 224 667 224 667 141 667 88 667 53 667 35 667 29 667 29 667 18 667 6 656 0 650 0 638 0 556 0 497 0 462 0 445 0 439 0 439 0 416 0 404 0 398 0 398 0 392 0 386 0 380 0 375 0 375 6 375 6 369 6 369 12 363 18 363 29 369 35 369 41 369 47 375 53 380 59 386 71 392 76 404 76 416 88 427 88 439 100 457 118 480 147 492 177 480 194 457 212 427 218 380 224 339 218 287 212 246 194 211 177 193 147 181 118 193 100 211 88 228 88 240 76 257 76 269 71 275 59 281 53 287 47 293 41 298 35 298 29 304 18 304 12 304 6 298 6 298 6 298 0 293 0 293 0 287 0 287 0 281 0 275 0 246 0 234 0 228 0 228 0 146 0 94 0 58 0 41 0 35 0 35 0 23 6 12 18 6 29 0 224 0 Z N"/>
              </draw:custom-shape>
              <draw:custom-shape draw:style-name="gr13" draw:text-style-name="P5" draw:layer="layout" svg:width="1.668cm" svg:height="1.125cm" svg:x="19.5cm" svg:y="6cm">
                <text:p text:style-name="P2"><text:span text:style-name="T4">BP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3" draw:text-style-name="P5" draw:layer="layout" svg:width="4.341cm" svg:height="0.807cm" svg:x="21.159cm" svg:y="4.693cm">
              <text:p text:style-name="P2"><text:span text:style-name="T4">ExportBpmXM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Lucineia Turnes</meta:initial-creator>
    <meta:creation-date>2011-12-08T13:02:11.11</meta:creation-date>
    <dc:date>2012-07-25T18:33:39</dc:date>
    <meta:editing-duration>PT12H27M1S</meta:editing-duration>
    <meta:editing-cycles>25</meta:editing-cycles>
    <meta:generator>LibreOffice/3.3$Linux LibreOffice_project/330m19$Build-202</meta:generator>
    <meta:document-statistic meta:object-count="282"/>
  </office:meta>
</office:document-meta>
</file>